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4.46mm"/>
    </style:style>
    <style:style style:name="co4" style:family="table-column">
      <style:table-column-properties fo:break-before="auto" style:column-width="9.72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27.78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21.89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1.86mm" fo:break-before="auto" style:use-optimal-row-height="true"/>
    </style:style>
    <style:style style:name="ro6" style:family="table-row">
      <style:table-row-properties style:row-height="63.69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value-type" style:repeat-content="false" fo:border="0.06pt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06" table:default-cell-style-name="ce1"/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Concet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iegazione</text:p>
          </table:table-cell>
          <table:table-cell table:style-name="ce2" office:value-type="string" calcext:value-type="string" table:number-columns-spanned="2" table:number-rows-spanned="1">
            <text:p>Funzionalità</text:p>
          </table:table-cell>
          <table:covered-table-cell table:style-name="ce4"/>
          <table:table-cell table:style-name="ce2" office:value-type="string" calcext:value-type="string" table:number-columns-spanned="1" table:number-rows-spanned="2">
            <text:p>Frequenz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PERSONA</text:p>
          </table:table-cell>
          <table:table-cell office:value-type="string" calcext:value-type="string">
            <text:p>E</text:p>
          </table:table-cell>
          <table:table-cell office:value-type="float" office:value="7000000000" calcext:value-type="float">
            <text:p>7000000000</text:p>
          </table:table-cell>
          <table:table-cell office:value-type="string" calcext:value-type="string">
            <text:p>popolazione mondiale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Descrizione</text:p>
          </table:table-cell>
          <table:covered-table-cell table:style-name="ce3"/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3"/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 triadi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Visualizzare l’elenco delle triadi, con nome, città, numero affiliati e data di fondazione</text:p>
          </table:table-cell>
          <table:table-cell table:style-name="ce3" office:value-type="string" calcext:value-type="string">
            <text:p>1/giorno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MEMBRO</text:p>
          </table:table-cell>
          <table:table-cell office:value-type="string" calcext:value-type="string">
            <text:p>E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7 membri per triade(20 soldati, 10 lanterne blu, 6 incaricati e 1 capo dragone)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Visualizzare una singola triade, con tutti i suoi membri(anche non affiliati) e tutte le sue affiliazioni</text:p>
          </table:table-cell>
          <table:table-cell table:style-name="ce3" office:value-type="string" calcext:value-type="string">
            <text:p>5/giorno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CAPO DRAG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capo dragone per triade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nserire una triade</text:p>
          </table:table-cell>
          <table:table-cell table:style-name="ce4" office:value-type="string" calcext:value-type="string">
            <text:p>1/mese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MEMBRO AFFILIATO</text:p>
          </table:table-cell>
          <table:table-cell office:value-type="string" calcext:value-type="string">
            <text:p>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27 membri affiliati per triade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liminare una triade</text:p>
          </table:table-cell>
          <table:table-cell table:style-name="ce4" office:value-type="string" calcext:value-type="string">
            <text:p>1/mese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Default" table:number-columns-repeated="3"/>
          <table:table-cell office:value-type="string" calcext:value-type="string">
            <text:p>INCARICATO</text:p>
          </table:table-cell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 incaricati per triad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Visualizzare l’elenco di tutti i criminali di tutte le triadi, con triade di appartenenza, nome mafioso, nome, cognome, data di nascita, grado</text:p>
          </table:table-cell>
          <table:table-cell table:style-name="ce4" office:value-type="string" calcext:value-type="string">
            <text:p>5/mese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Totale degli accessi</text:p>
          </table:table-cell>
          <table:table-cell/>
          <table:table-cell table:style-name="Default" table:number-columns-repeated="3"/>
          <table:table-cell office:value-type="string" calcext:value-type="string">
            <text:p>AVANGUARDIA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vanguardia per triade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Visualizzare un singolo criminale con triade di appartenenza, nome mafioso, nome, cognome, data di nascita, grado, e data di affiliazione, ed eventuali battaglie combattute</text:p>
          </table:table-cell>
          <table:table-cell table:style-name="ce4" office:value-type="string" calcext:value-type="string">
            <text:p>3/mese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VICE CAPO MONTAGNA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vice capo montagna per triade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Modificare un capo dragone</text:p>
          </table:table-cell>
          <table:table-cell table:style-name="ce4" office:value-type="string" calcext:value-type="string">
            <text:p>1/anno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office:value-type="string" calcext:value-type="string">
            <text:p>CAPO INCENSO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capo incenso per triade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Eliminare un criminale, che non sia un capo dragone</text:p>
          </table:table-cell>
          <table:table-cell table:style-name="ce4" office:value-type="string" calcext:value-type="string">
            <text:p>1/mese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Default" table:number-columns-repeated="3"/>
          <table:table-cell office:value-type="string" calcext:value-type="string">
            <text:p>VENTAGLIO DI CARTA BIANCO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1 ventaglio di carta bianco per triade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Inserire un criminale, con eventuale nuova affiliazione</text:p>
          </table:table-cell>
          <table:table-cell table:style-name="ce4" office:value-type="string" calcext:value-type="string">
            <text:p>1/mese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SANDALO DI PAGLIA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1 sandalo di paglia per triade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Visualizzare le azioni militari, con data, esito, elenco triadi attaccanti, elenco triadi difenditrici</text:p>
          </table:table-cell>
          <table:table-cell table:style-name="ce4" office:value-type="string" calcext:value-type="string">
            <text:p>1/anno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PALO ROSSO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palo rosso per triade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Inserire una prostituta</text:p>
          </table:table-cell>
          <table:table-cell table:style-name="ce4" office:value-type="string" calcext:value-type="string">
            <text:p>5/mese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LANTERNA BLU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lanterna blu per triade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Inserire un’ azione militare</text:p>
          </table:table-cell>
          <table:table-cell table:style-name="ce3" office:value-type="string" calcext:value-type="string">
            <text:p>10/anno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Default" table:number-columns-repeated="3"/>
          <table:table-cell office:value-type="string" calcext:value-type="string">
            <text:p>AFFILIAZIONE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affiliazioni per triade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Inserire una voce di bilancio per l’anno corrente</text:p>
          </table:table-cell>
          <table:table-cell table:style-name="ce3" office:value-type="string" calcext:value-type="string">
            <text:p>1/giorno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Default" table:number-columns-repeated="3"/>
          <table:table-cell office:value-type="string" calcext:value-type="string">
            <text:p>BILANCIO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bilanci per triade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Visualizzare i bilanci dell’ultimo anno per ogni triade</text:p>
          </table:table-cell>
          <table:table-cell table:style-name="ce3" office:value-type="string" calcext:value-type="string">
            <text:p>1/giorno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Default" table:number-columns-repeated="3"/>
          <table:table-cell office:value-type="string" calcext:value-type="string">
            <text:p>PIZZO</text:p>
          </table:table-cell>
          <table:table-cell office:value-type="string" calcext:value-type="string">
            <text:p>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 lanterna blu gestisce in media 5 pizzi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Visualizzare tutti i bilanci di tutti gli anni per ogni triade</text:p>
          </table:table-cell>
          <table:table-cell table:style-name="ce3" office:value-type="string" calcext:value-type="string">
            <text:p>1/mes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SALDO PIZZI MENSILE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10 saldi pizzi mensili per bilancio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PROSTITUZIONE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30 prostituzioni per bilancio</text:p>
          </table:table-cell>
          <table:table-cell table:style-name="ce2" office:value-type="string" calcext:value-type="string" table:number-columns-spanned="2" table:number-rows-spanned="1">
            <text:p>Funzionalità</text:p>
          </table:table-cell>
          <table:covered-table-cell table:style-name="ce4"/>
          <table:table-cell table:style-name="ce2" office:value-type="string" calcext:value-type="string" table:number-columns-spanned="1" table:number-rows-spanned="2">
            <text:p>Frequenz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TRAFFICO ILLEGALE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0 traffici illegali per bilancio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Descrizione</text:p>
          </table:table-cell>
          <table:covered-table-cell table:style-name="ce3"/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3"/>
          <table:table-cell office:value-type="string" calcext:value-type="string">
            <text:p>SPACCIO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20 spacci per bilancio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Visualizzare l’elenco delle triadi, con nome, città, numero affiliati e data di fondazione</text:p>
          </table:table-cell>
          <table:table-cell table:style-name="ce3" office:value-type="string" calcext:value-type="string">
            <text:p>365/anno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CORRUZIONE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10 corruzioni per bilancio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Visualizzare una singola triade, con tutti i suoi membri(anche non affiliati) e tutte le sue affiliazioni</text:p>
          </table:table-cell>
          <table:table-cell table:style-name="ce3" office:value-type="string" calcext:value-type="string">
            <text:p>1825/anno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SOLDATO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20 soldati per triade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nserire una triade</text:p>
          </table:table-cell>
          <table:table-cell table:style-name="ce4" office:value-type="string" calcext:value-type="string">
            <text:p>12/anno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AZIONE MILITARE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Circa 20 azioni militari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liminare una triade</text:p>
          </table:table-cell>
          <table:table-cell table:style-name="ce4" office:value-type="string" calcext:value-type="string">
            <text:p>12/anno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Default" table:number-columns-repeated="3"/>
          <table:table-cell office:value-type="string" calcext:value-type="string">
            <text:p>PROSTITUTA</text:p>
          </table:table-cell>
          <table:table-cell office:value-type="string" calcext:value-type="string">
            <text:p>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irca 30 prostitute per triad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Visualizzare l’elenco di tutti i criminali di tutte le triadi, con triade di appartenenza, nome mafioso, nome, cognome, data di nascita, grado</text:p>
          </table:table-cell>
          <table:table-cell table:style-name="ce4" office:value-type="string" calcext:value-type="string">
            <text:p>5/mese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Default" table:number-columns-repeated="3"/>
          <table:table-cell office:value-type="string" calcext:value-type="string">
            <text:p>COMANDA</text:p>
          </table:table-cell>
          <table:table-cell office:value-type="string" calcext:value-type="string">
            <text:p>R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Visualizzare un singolo criminale con triade di appartenenza, nome mafioso, nome, cognome, data di nascita, grado, e data di affiliazione, ed eventuali battaglie combattute</text:p>
          </table:table-cell>
          <table:table-cell table:style-name="ce4" office:value-type="string" calcext:value-type="string">
            <text:p>3/mese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table:number-columns-repeated="3"/>
          <table:table-cell office:value-type="string" calcext:value-type="string">
            <text:p>ASSOCIAZIONE</text:p>
          </table:table-cell>
          <table:table-cell office:value-type="string" calcext:value-type="string">
            <text:p>R</text:p>
          </table:table-cell>
          <table:table-cell office:value-type="float" office:value="555" calcext:value-type="float">
            <text:p>555</text:p>
          </table:table-cell>
          <table:table-cell table:style-name="Default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Modificare un capo dragone</text:p>
          </table:table-cell>
          <table:table-cell table:style-name="ce4" office:value-type="string" calcext:value-type="string">
            <text:p>1/anno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office:value-type="string" calcext:value-type="string">
            <text:p>VENTAGLIO DI CARTA BIANCO_CONSIGLIA_CAPO_INCEN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Eliminare un criminale, che non sia un capo dragone</text:p>
          </table:table-cell>
          <table:table-cell table:style-name="ce4" office:value-type="string" calcext:value-type="string">
            <text:p>12/anno</text:p>
          </table:table-cell>
          <table:table-cell table:number-columns-repeated="1006"/>
        </table:table-row>
        <table:table-row table:style-name="ro8">
          <table:table-cell table:style-name="Default" table:number-columns-repeated="5"/>
          <table:table-cell office:value-type="string" calcext:value-type="string">
            <text:p>VENTAGLIO DI CARTA BIANCO_CONSIGLIA_VICE_CAPO_MONTAGNA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Inserire un criminale, con eventuale nuova affiliazione</text:p>
          </table:table-cell>
          <table:table-cell table:style-name="ce4" office:value-type="string" calcext:value-type="string">
            <text:p>12/anno</text:p>
          </table:table-cell>
          <table:table-cell table:number-columns-repeated="1006"/>
        </table:table-row>
        <table:table-row table:style-name="ro3">
          <table:table-cell table:style-name="Default" table:number-columns-repeated="5"/>
          <table:table-cell office:value-type="string" calcext:value-type="string">
            <text:p>VENTAGLIO DI CARTA BIANCO_CONSIGLIA_AVANGUARDIA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Visualizzare le azioni militari, con data, esito, elenco triadi attaccanti, elenco triadi difenditrici</text:p>
          </table:table-cell>
          <table:table-cell table:style-name="ce4" office:value-type="string" calcext:value-type="string">
            <text:p>1/anno</text:p>
          </table:table-cell>
          <table:table-cell table:number-columns-repeated="1006"/>
        </table:table-row>
        <table:table-row table:style-name="ro4">
          <table:table-cell table:style-name="Default" table:number-columns-repeated="5"/>
          <table:table-cell office:value-type="string" calcext:value-type="string">
            <text:p>VICECAPO MONTAGNA_CONTROLLO_AVANGUARDIA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Inserire una prostituta</text:p>
          </table:table-cell>
          <table:table-cell table:style-name="ce4" office:value-type="string" calcext:value-type="string">
            <text:p>60/anno</text:p>
          </table:table-cell>
          <table:table-cell table:number-columns-repeated="1006"/>
        </table:table-row>
        <table:table-row table:style-name="ro4">
          <table:table-cell table:style-name="Default" table:number-columns-repeated="5"/>
          <table:table-cell office:value-type="string" calcext:value-type="string">
            <text:p>VICE CAPO MONTAGNA_CONTROLLO_CAPO INCEN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Inserire un’ azione militare</text:p>
          </table:table-cell>
          <table:table-cell table:style-name="ce3" office:value-type="string" calcext:value-type="string">
            <text:p>10/anno</text:p>
          </table:table-cell>
          <table:table-cell table:number-columns-repeated="1006"/>
        </table:table-row>
        <table:table-row table:style-name="ro8">
          <table:table-cell table:style-name="Default" table:number-columns-repeated="5"/>
          <table:table-cell office:value-type="string" calcext:value-type="string">
            <text:p>VANGUARDIA_COADIUVA_CAPO INCEN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Inserire una voce di bilancio per l’anno corrente</text:p>
          </table:table-cell>
          <table:table-cell table:style-name="ce3" office:value-type="string" calcext:value-type="string">
            <text:p>365/anno</text:p>
          </table:table-cell>
          <table:table-cell table:number-columns-repeated="1006"/>
        </table:table-row>
        <table:table-row table:style-name="ro8">
          <table:table-cell table:style-name="Default" table:number-columns-repeated="5"/>
          <table:table-cell office:value-type="string" calcext:value-type="string">
            <text:p>AFFILIATO</text:p>
          </table:table-cell>
          <table:table-cell office:value-type="string" calcext:value-type="string">
            <text:p>R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Visualizzare i bilanci dell’ultimo anno per ogni triade</text:p>
          </table:table-cell>
          <table:table-cell table:style-name="ce3" office:value-type="string" calcext:value-type="string">
            <text:p>365/anno</text:p>
          </table:table-cell>
          <table:table-cell table:number-columns-repeated="1006"/>
        </table:table-row>
        <table:table-row table:style-name="ro8">
          <table:table-cell table:style-name="Default" table:number-columns-repeated="5"/>
          <table:table-cell office:value-type="string" calcext:value-type="string">
            <text:p>SANDALO DI PAGLIA_COLLEGAMENTO_VENTAGLIO DI CARTA BIANC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Visualizzare tutti i bilanci di tutti gli anni per ogni triade</text:p>
          </table:table-cell>
          <table:table-cell table:style-name="ce3" office:value-type="string" calcext:value-type="string">
            <text:p>12/anno</text:p>
          </table:table-cell>
          <table:table-cell table:number-columns-repeated="1006"/>
        </table:table-row>
        <table:table-row table:style-name="ro1">
          <table:table-cell table:style-name="Default" table:number-columns-repeated="5"/>
          <table:table-cell office:value-type="string" calcext:value-type="string">
            <text:p>SANDALO DI PAGLIA_COLLEGAMENTO_PALO_ROS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VENTAGLIO DI CARTA BIANCO_GESTIONE_BILANCIO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PALO ROSSO_GESTIONE_AZIONE MILITARE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volume azione militare*volume palo rosso)*2/3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office:value-type="string" calcext:value-type="string">
            <text:p>SOLDATO_PARTECIPAZIONE_AZIONE MILITARE</text:p>
          </table:table-cell>
          <table:table-cell office:value-type="string" calcext:value-type="string">
            <text:p>R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(volume azione militare*volume soldato)*2/3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office:value-type="string" calcext:value-type="string">
            <text:p>LANTERNA BLU_RISCOSSIONE_PIZZO</text:p>
          </table:table-cell>
          <table:table-cell office:value-type="string" calcext:value-type="string">
            <text:p>R</text:p>
          </table:table-cell>
          <table:table-cell office:value-type="float" office:value="450" calcext:value-type="float">
            <text:p>45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PIZZO_COMPOSIZIONE_SALDO PIZZI MENSILE</text:p>
          </table:table-cell>
          <table:table-cell office:value-type="string" calcext:value-type="string">
            <text:p>R</text:p>
          </table:table-cell>
          <table:table-cell office:value-type="float" office:value="450" calcext:value-type="float">
            <text:p>45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PROSTITUTA_OPERARE_PROSTITUZIONE</text:p>
          </table:table-cell>
          <table:table-cell office:value-type="string" calcext:value-type="string">
            <text:p>R</text:p>
          </table:table-cell>
          <table:table-cell office:value-type="float" office:value="13500000" calcext:value-type="float">
            <text:p>13500000</text:p>
          </table:table-cell>
          <table:table-cell office:value-type="string" calcext:value-type="string">
            <text:p>(volume prostituzione*volume prostituta)*2/3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office:value-type="string" calcext:value-type="string">
            <text:p>SOLDATO_SORVEGLIANZA_PROSTITUTA</text:p>
          </table:table-cell>
          <table:table-cell office:value-type="string" calcext:value-type="string">
            <text:p>R</text:p>
          </table:table-cell>
          <table:table-cell office:value-type="float" office:value="4500" calcext:value-type="float">
            <text:p>450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SOLDATO_OPERARE_TRAFFICO ILLEGALE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SOLDATO_OPERARE_SPACCIO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SOLDATO_OPERARE_CORRUZIONE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CORRUZIONE_USCITA_BILANCIO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SPACCIO_ENTRATA_BILANCIO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PROSTITUZIONE_ENTRATA_BILANCIO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5"/>
          <table:table-cell office:value-type="string" calcext:value-type="string">
            <text:p>TRAFFICO ILLEGALE_USCITA_BILANCIO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SALDO PIZZI MENSILI_ENTRATA_BILANCIO</text:p>
          </table:table-cell>
          <table:table-cell office:value-type="string" calcext:value-type="string">
            <text:p>R</text:p>
          </table:table-cell>
          <table:table-cell office:value-type="float" office:value="1500" calcext:value-type="float">
            <text:p>1500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string" calcext:value-type="string">
            <text:p>TRIADE_COMBATTIMENTO_AZIONE MILITARE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volume azione militare*volume triade)*2/3</text:p>
          </table:table-cell>
          <table:table-cell table:number-columns-repeated="1009"/>
        </table:table-row>
        <table:table-row table:style-name="ro1" table:number-rows-repeated="13">
          <table:table-cell table:number-columns-repeated="1018"/>
        </table:table-row>
        <table:table-row table:style-name="ro1">
          <table:table-cell table:style-name="Default"/>
          <table:table-cell table:number-columns-repeated="1017"/>
        </table:table-row>
        <table:table-row table:style-name="ro1" table:number-rows-repeated="11">
          <table:table-cell table:number-columns-repeated="1018"/>
        </table:table-row>
        <table:table-row table:style-name="ro1">
          <table:table-cell table:style-name="Default"/>
          <table:table-cell table:number-columns-repeated="1017"/>
        </table:table-row>
        <table:table-row table:style-name="ro1" table:number-rows-repeated="8">
          <table:table-cell table:number-columns-repeated="1018"/>
        </table:table-row>
        <table:table-row table:style-name="ro1">
          <table:table-cell table:style-name="Default"/>
          <table:table-cell table:number-columns-repeated="1017"/>
        </table:table-row>
        <table:table-row table:style-name="ro1" table:number-rows-repeated="10">
          <table:table-cell table:number-columns-repeated="1018"/>
        </table:table-row>
        <table:table-row table:style-name="ro1" table:number-rows-repeated="47">
          <table:table-cell table:style-name="Default" table:number-columns-repeated="2"/>
          <table:table-cell table:number-columns-repeated="1016"/>
        </table:table-row>
        <table:table-row table:style-name="ro1" table:number-rows-repeated="104843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0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09:41:49.848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44S</meta:editing-duration>
    <meta:editing-cycles>20</meta:editing-cycles>
    <meta:generator>LibreOffice/5.1.2.2$Windows_x86 LibreOffice_project/d3bf12ecb743fc0d20e0be0c58ca359301eb705f</meta:generator>
    <dc:date>2016-06-19T12:33:38.950000000</dc:date>
    <meta:document-statistic meta:table-count="3" meta:cell-count="28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